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4b806"/>
    </style:style>
    <style:style style:name="P2" style:family="paragraph" style:parent-style-name="Standard">
      <style:text-properties officeooo:paragraph-rsid="00056e21"/>
    </style:style>
    <style:style style:name="P3" style:family="paragraph" style:parent-style-name="Standard">
      <style:text-properties officeooo:rsid="000b9b7c" officeooo:paragraph-rsid="000b9b7c"/>
    </style:style>
    <style:style style:name="P4" style:family="paragraph" style:parent-style-name="Standard">
      <style:text-properties officeooo:paragraph-rsid="0011775e"/>
    </style:style>
    <style:style style:name="T1" style:family="text">
      <style:text-properties officeooo:rsid="0004b806"/>
    </style:style>
    <style:style style:name="T2" style:family="text">
      <style:text-properties officeooo:rsid="00053e53"/>
    </style:style>
    <style:style style:name="T3" style:family="text">
      <style:text-properties officeooo:rsid="00056e21"/>
    </style:style>
    <style:style style:name="T4" style:family="text">
      <style:text-properties officeooo:rsid="00076185"/>
    </style:style>
    <style:style style:name="T5" style:family="text">
      <style:text-properties officeooo:rsid="000aa066"/>
    </style:style>
    <style:style style:name="T6" style:family="text">
      <style:text-properties officeooo:rsid="000b62d6"/>
    </style:style>
    <style:style style:name="T7" style:family="text">
      <style:text-properties officeooo:rsid="000b9b7c"/>
    </style:style>
    <style:style style:name="T8" style:family="text">
      <style:text-properties officeooo:rsid="000caa5f"/>
    </style:style>
    <style:style style:name="T9" style:family="text">
      <style:text-properties officeooo:rsid="000cba7d"/>
    </style:style>
    <style:style style:name="T10" style:family="text">
      <style:text-properties officeooo:rsid="000d5fd1"/>
    </style:style>
    <style:style style:name="T11" style:family="text">
      <style:text-properties officeooo:rsid="000e5ba9"/>
    </style:style>
    <style:style style:name="T12" style:family="text">
      <style:text-properties officeooo:rsid="000fd0f9"/>
    </style:style>
    <style:style style:name="T13" style:family="text">
      <style:text-properties officeooo:rsid="001177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Le centre NV du diamant est un candidat prometteur pour de nombreuses applications liées à la seconde révolution quantique, que ce soit pour les communications quantiques, le calcul quantique ou la métrologie </text:span><text:span text:style-name="T3">quantique</text:span><text:span text:style-name="T1">. Grace aux progrès de synthétisation du diamant, des échantillons contenant une haute concentration en centres NV sont aujourd’hui réalisable. </text:span><text:span text:style-name="T2">Cette augmentation de la densité de centres NV s’accompagne d’une augmentation des interactions entre ces derniers, ce qui </text:span><text:span text:style-name="T3">donne lieu à une physique complexe et encore largement inexplorée. </text:span><text:span text:style-name="T7">De nombreuses applications récentes, telles que l’hyper-polarisation en RMN, la bio-imagerie ou </text:span><text:span text:style-name="T9">encore </text:span><text:span text:style-name="T7">la spin-mécanique repose sur des ensembles denses de centres NV. Comprendre et maîtriser les propriétés d’ensemble de ces derniers </text:span><text:span text:style-name="T8">est un point crucial pour l’établissement de ces technologies.</text:span></text:p>
      <text:p text:style-name="P1"/>
      <text:p text:style-name="P4"><text:span text:style-name="T3">Cette thèse étudie les échanges de polarisation, par relaxation croisée, entre des ensembles denses de centres NV, </text:span><text:span text:style-name="T10">ainsi que les interactions</text:span><text:span text:style-name="T3"> centres NV </text:span><text:span text:style-name="T10">et les autres</text:span><text:span text:style-name="T3"> impuretés paramagnétiques présentes dans le diamant. Le but de ces travaux e</text:span><text:span text:style-name="T4">s</text:span><text:span text:style-name="T3">t de mieux comprendre les propriétés des ensembles de centres NV, et d’exploiter </text:span><text:span text:style-name="T4">certaines propriétés d’ensemble pour de nouvelles applications comme la détection d’impureté ou la magnétométrie. </text:span></text:p>
      <text:p text:style-name="P4"/>
      <text:p text:style-name="P4"><text:span text:style-name="T4">Dans un premier temps, nous détaillerons les propriétés des centres NV </text:span><text:span text:style-name="T11">et nous introduirons des concepts liés à l’interaction dipolaire </text:span><text:span text:style-name="T12">entre spins</text:span><text:span text:style-name="T11"> </text:span><text:span text:style-name="T12">et aux </text:span><text:span text:style-name="T11">relaxations croisées</text:span><text:span text:style-name="T4">. Nous verrons ensuite </text:span><text:span text:style-name="T5">comment les relaxations croisées peuvent être utilisées pour détecter optiquement des résonances de spins sombres, en l’occurrence les </text:span><text:span text:style-name="T12">défauts</text:span><text:span text:style-name="T5"> VH- et War1 dans des diamants CVD. </text:span><text:span text:style-name="T12">Enfin n</text:span><text:span text:style-name="T5">ous étudierons les </text:span><text:span text:style-name="T6">relaxations croisées entre différents sous-groupes de centre NV. </text:span><text:span text:style-name="T13">Nous verrons d’abord </text:span><text:span text:style-name="T6">leur influence sur la dynamique du spin </text:span><text:span text:style-name="T13">et </text:span><text:span text:style-name="T6"><text:s/>leur origine microscopique, </text:span><text:span text:style-name="T13">puis nous étudierons leur dépendance avec le champ magnétique</text:span><text:span text:style-name="T6"> et leur potentielle utilisation pour la magnétométrie en champs </text:span><text:span text:style-name="T7">faible</text:span><text:span text:style-name="T6">.</text:span></text:p>
      <text:p text:style-name="P2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6T18:08:15.855538450</meta:creation-date>
    <dc:date>2022-10-07T15:21:27.545635620</dc:date>
    <meta:editing-duration>PT45M2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3" meta:word-count="285" meta:character-count="1980" meta:non-whitespace-character-count="1696"/>
  </office:meta>
</office:document-meta>
</file>